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8*"/>
    </style:style>
    <style:style style:name="Table1.B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1ca8ba" officeooo:paragraph-rsid="001ca8ba"/>
    </style:style>
    <style:style style:name="P3" style:family="paragraph" style:parent-style-name="Text_20_body">
      <style:text-properties officeooo:paragraph-rsid="001ca8ba"/>
    </style:style>
    <style:style style:name="P4" style:family="paragraph" style:parent-style-name="Text_20_body">
      <style:text-properties fo:font-size="20pt" fo:font-weight="normal" officeooo:paragraph-rsid="001f6162" style:font-size-asian="20pt" style:font-weight-asian="normal" style:font-size-complex="20pt" style:font-weight-complex="normal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2">
      <style:text-properties fo:language="en" fo:country="US" officeooo:rsid="001ca8ba" officeooo:paragraph-rsid="001ca8ba"/>
    </style:style>
    <style:style style:name="P7" style:family="paragraph" style:parent-style-name="Text_20_body">
      <style:text-properties fo:font-size="20pt" fo:font-weight="normal" officeooo:rsid="001ca8ba" officeooo:paragraph-rsid="001ca8ba" style:font-size-asian="20pt" style:font-weight-asian="normal" style:font-size-complex="20pt" style:font-weight-complex="normal"/>
    </style:style>
    <style:style style:name="T1" style:family="text">
      <style:text-properties officeooo:rsid="001b2977"/>
    </style:style>
    <style:style style:name="T2" style:family="text">
      <style:text-properties fo:font-style="italic"/>
    </style:style>
    <style:style style:name="T3" style:family="text">
      <style:text-properties officeooo:rsid="001ca8ba"/>
    </style:style>
    <style:style style:name="T4" style:family="text">
      <style:text-properties officeooo:rsid="001f6162"/>
    </style:style>
    <style:style style:name="T5" style:family="text">
      <style:text-properties officeooo:rsid="00227ff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7ff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ffert positionssystem: Lunds Universitet, avdelning kärnfysik - <text:span text:style-name="T5">Compotech</text:span></text:p>
      <text:p text:style-name="P4"><text:span text:style-name="T4">Organisationsnummer: </text:span>202100-3211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2">Faktureringsadress</text:h>
          </table:table-cell>
          <table:table-cell table:style-name="Table1.B1" office:value-type="string">
            <text:h text:style-name="P6" text:outline-level="2">Leveransadress</text:h>
            <text:p text:style-name="Text_20_body"/>
            <text:p text:style-name="P2"/>
          </table:table-cell>
        </table:table-row>
        <table:table-row>
          <table:table-cell table:style-name="Table1.A2" office:value-type="string">
            <text:p text:style-name="Text_20_body">Lunds universitet<text:line-break/><text:span text:style-name="T3">Anton Roth</text:span><text:span text:style-name="T2"><text:line-break/></text:span>Kärnfysik<text:line-break/>Box 188<text:line-break/>221 00 Lund</text:p>
          </table:table-cell>
          <table:table-cell table:style-name="Table1.B2" office:value-type="string">
            <text:p text:style-name="P3">Lunds universitet<text:line-break/>Fysiska inst<text:line-break/>Kärnfysik<text:line-break/>Sölvegatan 14<text:line-break/>223 62 Lund</text:p>
          </table:table-cell>
        </table:table-row>
      </table:table>
      <text:p text:style-name="P1"/>
      <text:p text:style-name="Text_20_body"><text:span text:style-name="T7">2st </text:span><text:span text:style-name="T6">17H261-02S/D</text:span> (61mm lång, 1,2A per fas (motor drar då max ~1,8A totalt, ger ca 0,5Nm vid låga varvtal)): 190kr/st exkl. mo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8:54:33.298401255</meta:creation-date>
    <dc:date>2017-03-08T09:47:02.986040677</dc:date>
    <meta:editing-duration>PT9M56S</meta:editing-duration>
    <meta:editing-cycles>4</meta:editing-cycles>
    <meta:generator>LibreOffice/5.3.0.3$Linux_X86_64 LibreOffice_project/30m0$Build-3</meta:generator>
    <meta:document-statistic meta:table-count="1" meta:image-count="0" meta:object-count="0" meta:page-count="1" meta:paragraph-count="7" meta:word-count="54" meta:character-count="389" meta:non-whitespace-character-count="342"/>
  </office:meta>
</office:document-meta>
</file>